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e6e6e6" draw:textarea-horizontal-align="center" draw:textarea-vertical-align="middle"/>
    </style:style>
    <style:style style:name="gr3" style:family="graphic" style:parent-style-name="standard">
      <style:graphic-properties svg:stroke-width="0.152cm" draw:marker-start-width="0.533cm" draw:marker-end="Arrow" draw:marker-end-width="0.635cm" draw:textarea-horizontal-align="center" draw:textarea-vertical-align="middle" fo:padding-top="0.201cm" fo:padding-bottom="0.201cm" fo:padding-left="0.326cm" fo:padding-right="0.326cm" draw:end-line-spacing-horizontal="1.27cm" draw:end-line-spacing-vertical="1.2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ff66" draw:textarea-horizontal-align="center" draw:textarea-vertical-align="middle"/>
    </style:style>
    <style:style style:name="gr6" style:family="graphic" style:parent-style-name="standard">
      <style:graphic-properties svg:stroke-width="0.152cm" draw:marker-start="Arrow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svg:stroke-width="0.051cm" draw:marker-start="Arrow" draw:marker-start-width="0.381cm" draw:marker-end="Arrow" draw:marker-end-width="0.381cm" draw:textarea-horizontal-align="center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fill-color="#ffcc99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gr12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fill-color="#ccffff" draw:textarea-horizontal-align="center" draw:textarea-vertical-align="middle"/>
    </style:style>
    <style:style style:name="gr14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fill-color="#ffffff" draw:textarea-horizontal-align="center" draw:textarea-vertical-align="middle"/>
    </style:style>
    <style:style style:name="gr16" style:family="graphic" style:parent-style-name="standard">
      <style:graphic-properties draw:fill-color="#00cccc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objectwithoutfill">
      <style:graphic-properties draw:fill="none" draw:textarea-horizontal-align="center" draw:textarea-vertical-align="middl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outline1">
      <style:graphic-properties draw:fill-color="#ffffff" draw:auto-grow-height="true" fo:min-height="15.406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r6" style:family="presentation" style:parent-style-name="Default-outline1">
      <style:graphic-properties draw:fill-color="#ffffff" draw:auto-grow-height="true" fo:min-height="15.42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40pt"/>
    </style:style>
    <style:style style:name="P7" style:family="paragraph">
      <style:paragraph-properties fo:margin-left="0cm" fo:margin-right="0cm" fo:text-align="center" fo:text-indent="0cm"/>
      <style:text-properties fo:font-size="32pt"/>
    </style:style>
    <style:style style:name="P8" style:family="paragraph">
      <style:paragraph-properties fo:text-align="center"/>
      <style:text-properties fo:font-size="40pt"/>
    </style:style>
    <style:style style:name="P9" style:family="paragraph">
      <style:text-properties fo:font-size="60pt"/>
    </style:style>
    <style:style style:name="P10" style:family="paragraph">
      <style:text-properties fo:font-size="32pt"/>
    </style:style>
    <style:style style:name="P11" style:family="paragraph">
      <style:paragraph-properties fo:margin-left="1.2cm" fo:margin-right="0cm" text:enable-numbering="false" fo:text-indent="-0.9cm"/>
    </style:style>
    <style:style style:name="P12" style:family="paragraph">
      <style:paragraph-properties fo:margin-left="0cm" fo:margin-right="0cm" fo:text-align="center" fo:text-indent="0cm"/>
      <style:text-properties fo:font-size="26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32pt"/>
    </style:style>
    <style:style style:name="P15" style:family="paragraph">
      <style:paragraph-properties fo:margin-left="0cm" fo:margin-right="0cm" fo:text-indent="0cm"/>
      <style:text-properties fo:font-size="28pt"/>
    </style:style>
    <style:style style:name="P16" style:family="paragraph">
      <style:paragraph-properties fo:margin-left="0.6cm" fo:margin-right="0cm" fo:text-align="start" fo:text-indent="-0.6cm"/>
    </style:style>
    <style:style style:name="P17" style:family="paragraph">
      <style:paragraph-properties fo:margin-left="0cm" fo:margin-right="0cm" fo:text-indent="0cm"/>
      <style:text-properties fo:font-size="32pt"/>
    </style:style>
    <style:style style:name="P18" style:family="paragraph">
      <style:paragraph-properties fo:text-align="center"/>
      <style:text-properties fo:font-size="28pt"/>
    </style:style>
    <style:style style:name="P19" style:family="paragraph">
      <style:paragraph-properties fo:text-align="center"/>
      <style:text-properties fo:font-size="26pt"/>
    </style:style>
    <style:style style:name="P20" style:family="paragraph">
      <style:paragraph-properties fo:text-align="center"/>
      <style:text-properties fo:font-size="22pt"/>
    </style:style>
    <style:style style:name="P21" style:family="paragraph">
      <style:paragraph-properties fo:margin-left="0cm" fo:margin-right="0cm" fo:text-align="center" fo:text-indent="0cm"/>
      <style:text-properties fo:font-size="22pt"/>
    </style:style>
    <style:style style:name="P22" style:family="paragraph">
      <style:paragraph-properties fo:margin-left="0cm" fo:margin-right="0cm" fo:text-indent="0cm"/>
      <style:text-properties fo:font-size="26pt"/>
    </style:style>
    <style:style style:name="P23" style:family="paragraph">
      <style:paragraph-properties fo:margin-left="0.6cm" fo:margin-right="0cm" fo:text-indent="-0.6cm"/>
      <style:text-properties fo:font-size="20pt"/>
    </style:style>
    <style:style style:name="P24" style:family="paragraph">
      <style:paragraph-properties fo:margin-left="3.6cm" fo:margin-right="0cm" fo:text-indent="-0.6cm"/>
    </style:style>
    <style:style style:name="P25" style:family="paragraph">
      <style:paragraph-properties fo:margin-left="3.6cm" fo:margin-right="0cm" text:enable-numbering="false" fo:text-indent="-0.6cm"/>
    </style:style>
    <style:style style:name="P26" style:family="paragraph">
      <style:paragraph-properties fo:margin-left="4.8cm" fo:margin-right="0cm" fo:text-indent="-0.6cm"/>
    </style:style>
    <style:style style:name="T1" style:family="text">
      <style:text-properties fo:font-size="40pt"/>
    </style:style>
    <style:style style:name="T2" style:family="text">
      <style:text-properties fo:font-size="32pt"/>
    </style:style>
    <style:style style:name="T3" style:family="text">
      <style:text-properties fo:font-size="60pt"/>
    </style:style>
    <style:style style:name="T4" style:family="text">
      <style:text-properties fo:font-size="26pt"/>
    </style:style>
    <style:style style:name="T5" style:family="text">
      <style:text-properties fo:font-size="28pt"/>
    </style:style>
    <style:style style:name="T6" style:family="text">
      <style:text-properties fo:font-size="22pt"/>
    </style:style>
    <style:style style:name="T7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jos64: Goals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Everything as explicit as possible to user-space</text:p>
              </text:list-item>
            </text:list>
            <text:list text:style-name="L2">
              <text:list-item>
                <text:p text:style-name="P2">Simple kernel – no queueing, waiting, ...</text:p>
              </text:list-item>
            </text:list>
            <text:list text:style-name="L2">
              <text:list-item>
                <text:p text:style-name="P2">Complex operations in user-space, out of TCB</text:p>
              </text:list-item>
            </text:list>
            <text:list text:style-name="L2">
              <text:list-item>
                <text:p text:style-name="P2">Single-level store: hope TCB will be small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Kernel primitives</text:p>
          </draw:text-box>
        </draw:frame>
        <draw:frame presentation:style-name="pr4" draw:text-style-name="P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text:style-name="P2">Kernel objects:</text:p>
              </text:list-item>
            </text:list>
            <text:list text:style-name="L2">
              <text:list-item>
                <text:list>
                  <text:list-item>
                    <text:p text:style-name="P3">Threa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Segment (variable-length array of pag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ddress space (VA -&gt; segment mapping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Gate (protected control transfe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Container (keep track of resourc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* Multi-Level Table (MLT)</text:p>
                  </text:list-item>
                </text:list>
              </text:list-item>
            </text:list>
            <text:list text:style-name="L2">
              <text:list-item>
                <text:p text:style-name="P2">Objects have ~64-bit identifiers</text:p>
              </text:list-item>
            </text:list>
            <text:list text:style-name="L2">
              <text:list-item>
                <text:p text:style-name="P2">Every object has a lab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Kernel objects</text:p>
          </draw:text-box>
        </draw:frame>
        <draw:rect draw:style-name="gr2" draw:text-style-name="P6" draw:layer="layout" svg:width="8.89cm" svg:height="2.54cm" svg:x="9.525cm" svg:y="7.62cm">
          <text:p text:style-name="P5"><text:span text:style-name="T1">Container</text:span></text:p>
        </draw:rect>
        <draw:rect draw:style-name="gr2" draw:text-style-name="P7" draw:id="id1" draw:layer="layout" svg:width="4.445cm" svg:height="2.54cm" svg:x="0.635cm" svg:y="12.7cm">
          <text:p text:style-name="P7"><text:span text:style-name="T2">Thread</text:span></text:p>
        </draw:rect>
        <draw:rect draw:style-name="gr2" draw:text-style-name="P7" draw:id="id2" draw:layer="layout" svg:width="7.62cm" svg:height="2.54cm" svg:x="6.985cm" svg:y="12.7cm">
          <text:p text:style-name="P7"><text:span text:style-name="T2">Address space</text:span></text:p>
        </draw:rect>
        <draw:rect draw:style-name="gr2" draw:text-style-name="P7" draw:id="id3" draw:layer="layout" svg:width="4.445cm" svg:height="2.54cm" svg:x="16.51cm" svg:y="12.7cm">
          <text:p text:style-name="P7"><text:span text:style-name="T2">Segment</text:span></text:p>
        </draw:rect>
        <draw:connector draw:style-name="gr3" draw:text-style-name="P8" draw:layer="layout" draw:type="line" svg:x1="5.08cm" svg:y1="13.97cm" svg:x2="6.985cm" svg:y2="13.97cm" draw:start-shape="id1" draw:start-glue-point="1" draw:end-shape="id2" draw:end-glue-point="3">
          <text:p text:style-name="P1"/>
        </draw:connector>
        <draw:connector draw:style-name="gr3" draw:text-style-name="P8" draw:layer="layout" draw:type="line" svg:x1="14.605cm" svg:y1="13.97cm" svg:x2="16.51cm" svg:y2="13.97cm" draw:start-shape="id2" draw:start-glue-point="1" draw:end-shape="id3" draw:end-glue-point="3">
          <text:p text:style-name="P1"/>
        </draw:connector>
        <draw:connector draw:style-name="gr3" draw:text-style-name="P8" draw:layer="layout" draw:type="line" svg:x1="9.525cm" svg:y1="10.16cm" svg:x2="2.857cm" svg:y2="12.7cm" draw:end-shape="id1" draw:end-glue-point="0">
          <text:p text:style-name="P1"/>
        </draw:connector>
        <draw:connector draw:style-name="gr3" draw:text-style-name="P8" draw:layer="layout" draw:type="line" svg:x1="13.97cm" svg:y1="10.16cm" svg:x2="10.795cm" svg:y2="12.7cm" draw:end-shape="id2" draw:end-glue-point="0">
          <text:p text:style-name="P1"/>
        </draw:connector>
        <draw:connector draw:style-name="gr3" draw:text-style-name="P8" draw:layer="layout" draw:type="line" svg:x1="16.559cm" svg:y1="10.167cm" svg:x2="18.732cm" svg:y2="12.7cm" draw:end-shape="id3" draw:end-glue-point="0">
          <text:p text:style-name="P1"/>
        </draw:connector>
        <draw:connector draw:style-name="gr3" draw:text-style-name="P8" draw:layer="layout" draw:type="line" svg:x1="18.415cm" svg:y1="10.16cm" svg:x2="24.765cm" svg:y2="12.7cm" draw:end-shape="id4" draw:end-glue-point="0">
          <text:p text:style-name="P1"/>
        </draw:connector>
        <draw:rect draw:style-name="gr2" draw:text-style-name="P7" draw:id="id4" draw:layer="layout" svg:width="5.08cm" svg:height="2.54cm" svg:x="22.225cm" svg:y="12.7cm">
          <text:p text:style-name="P7"><text:span text:style-name="T2">Container</text:span></text:p>
        </draw:rect>
        <draw:connector draw:style-name="gr3" draw:text-style-name="P8" draw:layer="layout" draw:type="line" svg:x1="24.765cm" svg:y1="15.247cm" svg:x2="26.845cm" svg:y2="18.58cm">
          <text:p text:style-name="P1"/>
        </draw:connector>
        <draw:connector draw:style-name="gr3" draw:text-style-name="P8" draw:layer="layout" draw:type="line" svg:x1="24.765cm" svg:y1="15.24cm" svg:x2="24.764cm" svg:y2="18.342cm">
          <text:p text:style-name="P1"/>
        </draw:connector>
        <draw:connector draw:style-name="gr3" draw:text-style-name="P8" draw:layer="layout" draw:type="line" svg:x1="24.765cm" svg:y1="15.241cm" svg:x2="23.01cm" svg:y2="18.015cm">
          <text:p text:style-name="P1"/>
        </draw:connector>
        <draw:frame draw:style-name="gr4" draw:text-style-name="P9" draw:layer="layout" svg:width="3.444cm" svg:height="2.618cm" svg:x="23.226cm" svg:y="17.145cm">
          <draw:text-box>
            <text:p text:style-name="P1"><text:span text:style-name="T3">. . .</text:span></text:p>
          </draw:text-box>
        </draw:frame>
        <draw:connector draw:style-name="gr3" draw:text-style-name="P8" draw:layer="layout" draw:type="line" svg:x1="13.973cm" svg:y1="6.005cm" svg:x2="13.97cm" svg:y2="7.62cm">
          <text:p text:style-name="P1"/>
        </draw:connector>
        <draw:frame draw:style-name="gr4" draw:text-style-name="P10" draw:layer="layout" svg:width="7.838cm" svg:height="1.517cm" svg:x="10.16cm" svg:y="4.445cm">
          <draw:text-box>
            <text:p text:style-name="P1"><text:span text:style-name="T2">Root contain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Gate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Receive label, send label – much like Asbestos</text:p>
              </text:list-item>
            </text:list>
            <text:list text:style-name="L2">
              <text:list-item>
                <text:p text:style-name="P2">Target address space, entry point</text:p>
              </text:list-item>
            </text:list>
            <text:list text:style-name="L2">
              <text:list-item>
                <text:list>
                  <text:list-item>
                    <text:p text:style-name="P3">Copy-on-write done by user-space</text:p>
                  </text:list-item>
                </text:list>
              </text:list-item>
            </text:list>
            <text:list text:style-name="L2">
              <text:list-item>
                <text:p text:style-name="P2">Gate entry allows passing an argument</text:p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2">Can think of a gate as a suspended IPC thread</text:p>
              </text:list-item>
            </text:list>
            <text:list text:style-name="L2">
              <text:list-item>
                <text:p text:style-name="P2">Before calling a gate, usually create return ga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Multi-Level Table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Efficient storage of data at different taint levels</text:p>
              </text:list-item>
            </text:list>
            <text:list text:style-name="L2">
              <text:list-item>
                <text:list>
                  <text:list-item>
                    <text:p text:style-name="P3">&lt;label, blob&gt; pai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Insert: use thread's lab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Lookup: all entries readable by current thread</text:p>
                  </text:list-item>
                </text:list>
              </text:list-item>
            </text:list>
            <text:list text:style-name="L2">
              <text:list-item>
                <text:p text:style-name="P2">Potentially less than page-per-user state</text:p>
              </text:list-item>
            </text:list>
            <text:list text:style-name="L2">
              <text:list-item>
                <text:p text:style-name="P2">.. or store per-taint page COW information</text:p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2">Not implemented ye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Kernel architecture</text:p>
          </draw:text-box>
        </draw:frame>
        <draw:circle draw:style-name="gr2" draw:text-style-name="P6" draw:id="id5" draw:layer="layout" svg:width="3.175cm" svg:height="3.175cm" svg:x="3.81cm" svg:y="16.51cm">
          <text:p text:style-name="P5"><text:span text:style-name="T1">Disk</text:span></text:p>
        </draw:circle>
        <draw:rect draw:style-name="gr5" draw:text-style-name="P12" draw:id="id6" draw:layer="layout" svg:width="4.445cm" svg:height="1.905cm" svg:x="9.525cm" svg:y="17.145cm">
          <text:p text:style-name="P12"><text:span text:style-name="T4">Disk driver</text:span></text:p>
        </draw:rect>
        <draw:connector draw:style-name="gr6" draw:text-style-name="P13" draw:layer="layout" draw:type="line" svg:x1="6.985cm" svg:y1="18.097cm" svg:x2="9.525cm" svg:y2="18.097cm" draw:start-shape="id5" draw:start-glue-point="1" draw:end-shape="id6" draw:end-glue-point="3">
          <text:p text:style-name="P1"/>
        </draw:connector>
        <draw:rect draw:style-name="gr5" draw:text-style-name="P7" draw:id="id7" draw:layer="layout" svg:width="10.16cm" svg:height="1.905cm" svg:x="16.51cm" svg:y="17.145cm">
          <text:p text:style-name="P5"><text:span text:style-name="T2">Object Persistence</text:span></text:p>
        </draw:rect>
        <draw:connector draw:style-name="gr6" draw:text-style-name="P13" draw:layer="layout" draw:type="line" svg:x1="13.97cm" svg:y1="18.097cm" svg:x2="16.51cm" svg:y2="18.097cm" draw:start-shape="id6" draw:start-glue-point="1" draw:end-shape="id7" draw:end-glue-point="3">
          <text:p text:style-name="P1"/>
        </draw:connector>
        <draw:rect draw:style-name="gr5" draw:text-style-name="P6" draw:id="id8" draw:layer="layout" svg:width="17.145cm" svg:height="1.905cm" svg:x="9.525cm" svg:y="13.97cm">
          <text:p text:style-name="P6"><text:span text:style-name="T1">ID -&gt; Object, Allocation</text:span></text:p>
        </draw:rect>
        <draw:connector draw:style-name="gr7" draw:text-style-name="P13" draw:layer="layout" draw:type="line" svg:x1="18.097cm" svg:y1="15.875cm" svg:x2="18.107cm" svg:y2="17.113cm" draw:start-shape="id8">
          <text:p text:style-name="P1"/>
        </draw:connector>
        <draw:rect draw:style-name="gr8" draw:text-style-name="P14" draw:id="id9" draw:layer="layout" svg:width="6.35cm" svg:height="1.905cm" svg:x="16.51cm" svg:y="9.525cm">
          <text:p text:style-name="P5"><text:span text:style-name="T2">System Call</text:span></text:p>
        </draw:rect>
        <draw:rect draw:style-name="gr8" draw:text-style-name="P14" draw:id="id10" draw:layer="layout" svg:width="3.175cm" svg:height="1.905cm" svg:x="23.495cm" svg:y="9.525cm">
          <text:p text:style-name="P5"><text:span text:style-name="T2">Trap</text:span></text:p>
        </draw:rect>
        <draw:connector draw:style-name="gr7" draw:text-style-name="P13" draw:layer="layout" draw:type="line" svg:x1="19.685cm" svg:y1="11.43cm" svg:x2="19.683cm" svg:y2="13.932cm" draw:start-shape="id9" draw:start-glue-point="2">
          <text:p text:style-name="P1"/>
        </draw:connector>
        <draw:connector draw:style-name="gr7" draw:text-style-name="P13" draw:layer="layout" draw:type="line" svg:x1="25.082cm" svg:y1="11.43cm" svg:x2="25.093cm" svg:y2="13.962cm" draw:start-shape="id10">
          <text:p text:style-name="P1"/>
        </draw:connector>
        <draw:line draw:style-name="gr9" draw:text-style-name="P13" draw:layer="layout" svg:x1="8.255cm" svg:y1="12.7cm" svg:x2="27.94cm" svg:y2="12.7cm">
          <text:p text:style-name="P1"/>
        </draw:line>
        <draw:rect draw:style-name="gr10" draw:text-style-name="P6" draw:layer="layout" svg:width="17.145cm" svg:height="1.905cm" svg:x="9.525cm" svg:y="5.08cm">
          <text:p text:style-name="P5"><text:span text:style-name="T1">User space</text:span></text:p>
        </draw:rect>
        <draw:connector draw:style-name="gr7" draw:text-style-name="P13" draw:layer="layout" draw:type="line" svg:x1="12.7cm" svg:y1="11.43cm" svg:x2="12.697cm" svg:y2="13.902cm" draw:start-shape="id11" draw:start-glue-point="2">
          <text:p text:style-name="P1"/>
        </draw:connector>
        <draw:rect draw:style-name="gr8" draw:text-style-name="P14" draw:id="id11" draw:layer="layout" svg:width="6.35cm" svg:height="1.905cm" svg:x="9.525cm" svg:y="9.525cm">
          <text:p text:style-name="P5"><text:span text:style-name="T2">NIC driver</text:span></text:p>
        </draw:rect>
        <draw:circle draw:style-name="gr2" draw:text-style-name="P6" draw:id="id12" draw:layer="layout" svg:width="3.175cm" svg:height="3.175cm" svg:x="3.81cm" svg:y="8.89cm">
          <text:p text:style-name="P5"><text:span text:style-name="T1">NIC</text:span></text:p>
        </draw:circle>
        <draw:connector draw:style-name="gr6" draw:text-style-name="P13" draw:layer="layout" draw:type="line" svg:x1="6.985cm" svg:y1="10.477cm" svg:x2="9.525cm" svg:y2="10.477cm" draw:start-shape="id12" draw:start-glue-point="1" draw:end-shape="id11" draw:end-glue-point="3">
          <text:p text:style-name="P1"/>
        </draw:connector>
        <draw:frame draw:style-name="gr11" draw:text-style-name="P15" draw:layer="layout" svg:width="9.525cm" svg:height="3.542cm" svg:x="0cm" svg:y="12.795cm">
          <draw:text-box>
            <text:p text:style-name="P1"><text:span text:style-name="T5">API checks label</text:span></text:p>
            <text:p text:style-name="P1"><text:span text:style-name="T5">for current thread (gate entry special)</text:span></text:p>
          </draw:text-box>
        </draw:frame>
        <draw:connector draw:style-name="gr12" draw:text-style-name="P13" draw:layer="layout" draw:type="line" svg:x1="7.849cm" svg:y1="13.705cm" svg:x2="9.692cm" svg:y2="12.872cm">
          <text:p text:style-name="P1"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16" draw:layer="layout" svg:width="17.271cm" svg:height="13.465cm" svg:x="2.159cm" svg:y="13.271cm" presentation:class="notes" presentation:user-transformed="true">
            <draw:text-box>
              <text:p text:style-name="P16">Yellow: any error can result in label policy violation</text:p>
              <text:p text:style-name="P16"/>
              <text:p text:style-name="P16">Blue: no real isolation from yellow compartment (can use x86 virtualization later on)</text:p>
              <text:p text:style-name="P16"><text:tab/>Malicious code can compromise label policy.</text:p>
              <text:p text:style-name="P16"><text:tab/>Programming errors might expose some sort of covert channel, but overall the yellow layer checks permissions on behalf of current thread.</text:p>
              <text:p text:style-name="P16"><text:tab/>API includes read/write flags to do the right label check – getting those wrong would be bad, but can type-check, or enforce with x86 virtualization later.</text:p>
              <text:p text:style-name="P16"><text:tab/>Gate entry is the only case when the current thread label changes – the most sensitive syscall.</text:p>
              <text:p text:style-name="P16"/>
              <text:p text:style-name="P16">Red: Hopefully, arbitrary code cannot violate label policy</text:p>
              <text:p text:style-name="P16"/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File System</text:p>
          </draw:text-box>
        </draw:frame>
        <draw:rect draw:style-name="gr8" draw:text-style-name="P14" draw:id="id14" draw:layer="layout" svg:width="8.89cm" svg:height="1.905cm" svg:x="9.525cm" svg:y="5.08cm">
          <text:p text:style-name="P5"><text:span text:style-name="T2">Container: /</text:span></text:p>
        </draw:rect>
        <draw:rect draw:style-name="gr5" draw:text-style-name="P7" draw:id="id15" draw:layer="layout" svg:width="7.62cm" svg:height="1.905cm" svg:x="10.16cm" svg:y="8.89cm">
          <text:p text:style-name="P5"><text:span text:style-name="T2">Segment: /foo</text:span></text:p>
        </draw:rect>
        <draw:rect draw:style-name="gr5" draw:text-style-name="P7" draw:id="id17" draw:layer="layout" svg:width="9.525cm" svg:height="1.905cm" svg:x="17.78cm" svg:y="13.335cm">
          <text:p text:style-name="P5"><text:span text:style-name="T2">Segment: /bar/baz</text:span></text:p>
        </draw:rect>
        <draw:rect draw:style-name="gr13" draw:text-style-name="P7" draw:id="id13" draw:layer="layout" svg:width="8.89cm" svg:height="1.905cm" svg:x="0.635cm" svg:y="8.89cm">
          <text:p text:style-name="P5"><text:span text:style-name="T2">Segment: dirents</text:span></text:p>
        </draw:rect>
        <draw:connector draw:style-name="gr14" draw:text-style-name="P13" draw:layer="layout" draw:type="line" svg:x1="10.851cm" svg:y1="7.016cm" svg:x2="5.08cm" svg:y2="8.89cm" draw:end-shape="id13" draw:end-glue-point="0">
          <text:p text:style-name="P1"/>
        </draw:connector>
        <draw:connector draw:style-name="gr14" draw:text-style-name="P13" draw:layer="layout" draw:type="line" svg:x1="13.97cm" svg:y1="6.985cm" svg:x2="13.97cm" svg:y2="8.89cm" draw:start-shape="id14" draw:start-glue-point="2" draw:end-shape="id15" draw:end-glue-point="0">
          <text:p text:style-name="P1"/>
        </draw:connector>
        <draw:connector draw:style-name="gr14" draw:text-style-name="P13" draw:layer="layout" draw:type="line" svg:x1="18.415cm" svg:y1="7.016cm" svg:x2="22.86cm" svg:y2="8.89cm" draw:end-shape="id16" draw:end-glue-point="0">
          <text:p text:style-name="P1"/>
        </draw:connector>
        <draw:rect draw:style-name="gr8" draw:text-style-name="P14" draw:id="id16" draw:layer="layout" svg:width="8.89cm" svg:height="1.905cm" svg:x="18.415cm" svg:y="8.89cm">
          <text:p text:style-name="P5"><text:span text:style-name="T2">Container: /bar</text:span></text:p>
        </draw:rect>
        <draw:connector draw:style-name="gr14" draw:text-style-name="P13" draw:layer="layout" draw:type="line" svg:x1="22.86cm" svg:y1="10.795cm" svg:x2="22.542cm" svg:y2="13.335cm" draw:end-shape="id17" draw:end-glue-point="0">
          <text:p text:style-name="P1"/>
        </draw:connector>
        <draw:connector draw:style-name="gr14" draw:text-style-name="P13" draw:layer="layout" draw:type="line" svg:x1="19.368cm" svg:y1="10.795cm" svg:x2="12.7cm" svg:y2="13.335cm" draw:end-shape="id18" draw:end-glue-point="0">
          <text:p text:style-name="P1"/>
        </draw:connector>
        <draw:rect draw:style-name="gr13" draw:text-style-name="P7" draw:id="id18" draw:layer="layout" svg:width="8.89cm" svg:height="1.905cm" svg:x="8.255cm" svg:y="13.335cm">
          <text:p text:style-name="P5"><text:span text:style-name="T2">Segment: dirents</text:span></text:p>
        </draw:rect>
        <draw:frame draw:style-name="gr4" draw:text-style-name="P10" draw:layer="layout" svg:width="28.086cm" svg:height="1.517cm" svg:x="0cm" svg:y="16.898cm">
          <draw:text-box>
            <text:p text:style-name="P17"><text:span text:style-name="T2">Possible optimizations (small files, eliminate dirents, ..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Network API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System calls:</text:p>
              </text:list-item>
            </text:list>
            <text:list text:style-name="L2">
              <text:list-item>
                <text:list>
                  <text:list-item>
                    <text:p text:style-name="P3">Get MAC addr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Provide RX buffer seg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Provide TX buffer seg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Wai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Network API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RX/TX buffers</text:p>
              </text:list-item>
            </text:list>
          </draw:text-box>
        </draw:frame>
        <draw:rect draw:style-name="gr15" draw:text-style-name="P18" draw:layer="layout" svg:width="20.32cm" svg:height="6.35cm" svg:x="4.445cm" svg:y="10.795cm">
          <text:p text:style-name="P5"><text:span text:style-name="T5">Packet payload (ethernet header, ...)</text:span></text:p>
        </draw:rect>
        <draw:rect draw:style-name="gr13" draw:text-style-name="P19" draw:layer="layout" svg:width="10.16cm" svg:height="1.905cm" svg:x="4.445cm" svg:y="8.89cm">
          <text:p text:style-name="P5"><text:span text:style-name="T4">Payload buffer size</text:span></text:p>
        </draw:rect>
        <draw:rect draw:style-name="gr13" draw:text-style-name="P19" draw:layer="layout" svg:width="6.35cm" svg:height="1.905cm" svg:x="18.415cm" svg:y="8.89cm">
          <text:p text:style-name="P5"><text:span text:style-name="T4">Receive count</text:span></text:p>
        </draw:rect>
        <draw:rect draw:style-name="gr8" draw:text-style-name="P20" draw:layer="layout" svg:width="1.905cm" svg:height="1.905cm" svg:x="14.605cm" svg:y="8.89cm">
          <text:p text:style-name="P5"><text:span text:style-name="T6">ERR</text:span></text:p>
        </draw:rect>
        <draw:rect draw:style-name="gr16" draw:text-style-name="P21" draw:layer="layout" svg:width="1.905cm" svg:height="1.905cm" svg:x="16.51cm" svg:y="8.89cm">
          <text:p text:style-name="P5"><text:span text:style-name="T6">Done</text:span></text:p>
        </draw:rect>
        <draw:frame draw:style-name="gr17" draw:text-style-name="P22" draw:layer="layout" svg:width="9.525cm" svg:height="1.276cm" svg:x="15.24cm" svg:y="6.979cm">
          <draw:text-box>
            <text:p text:style-name="P22"><text:span text:style-name="T4">Filled in by the kernel</text:span></text:p>
          </draw:text-box>
        </draw:frame>
        <draw:path draw:style-name="gr18" draw:text-style-name="P13" draw:layer="layout" svg:width="9.187cm" svg:height="0.868cm" svg:x="15.24cm" svg:y="8.022cm" svg:viewBox="0 0 9188 869" svg:d="m0 838c325-124 602-320 952-416 383-105 750-224 1129-327 345-94 711-103 1071-90 355 13 713 0 1070 0 336 0 674 20 1011 0 310-18 610 32 921 30 372-2 704 219 1070 268 323 43 601 185 922 267 315 80 618 186 922 298h119">
          <text:p text:style-name="P1"/>
        </draw:path>
        <draw:path draw:style-name="gr18" draw:text-style-name="P13" draw:layer="layout" svg:width="9.187cm" svg:height="0.868cm" svg:x="4.783cm" svg:y="8.022cm" svg:viewBox="0 0 9188 869" svg:d="m0 838c325-124 602-320 952-416 383-105 750-224 1129-327 345-94 711-103 1071-90 355 13 713 0 1070 0 336 0 674 20 1011 0 310-18 610 32 921 30 372-2 704 219 1070 268 323 43 601 185 922 267 315 80 618 186 922 298h119">
          <text:p text:style-name="P1"/>
        </draw:path>
        <draw:frame draw:style-name="gr17" draw:text-style-name="P22" draw:layer="layout" svg:width="7.62cm" svg:height="1.276cm" svg:x="5.08cm" svg:y="6.979cm">
          <draw:text-box>
            <text:p text:style-name="P22"><text:span text:style-name="T4">Specified by us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2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Network API</text:p>
          </draw:text-box>
        </draw:frame>
        <draw:frame presentation:style-name="pr6" draw:text-style-name="P2" draw:layer="layout" svg:width="25.199cm" svg:height="15.427cm" svg:x="1.27cm" svg:y="4.893cm" presentation:class="outline" presentation:user-transformed="true">
          <draw:text-box>
            <text:list text:style-name="L2">
              <text:list-item>
                <text:p text:style-name="P2">Network “wait” system call is tricky</text:p>
              </text:list-item>
            </text:list>
            <text:list text:style-name="L2">
              <text:list-item>
                <text:list>
                  <text:list-item>
                    <text:p text:style-name="P3">Use a “generation number” to avoid lost wakeu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4">Kernel &amp; netd independently count processed packe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4">Kernel suspends netd only if netd has same packet cou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5"/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Use second generation number to sync network driver with netd in two case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4">netd restart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7">kernel: remove old buffers, reset packet coun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4">Kernel restarted but netd is still there – persistence!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7">netd: re-send buffers to kernel, reset packet coun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mplementation Status</text:p>
          </draw:text-box>
        </draw:frame>
        <draw:frame presentation:style-name="pr4" draw:text-style-name="P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text:style-name="P2">Persistence, LWIP, fxp/ne2k, IDE DMA</text:p>
              </text:list-item>
            </text:list>
            <text:list text:style-name="L2">
              <text:list-item>
                <text:p text:style-name="P2">Telnet / web servers, small shell</text:p>
              </text:list-item>
            </text:list>
            <text:list text:style-name="L2">
              <text:list-item>
                <text:p text:style-name="P2">Remote telnet connection + shell stays alive across hardware reset</text:p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2">Little use of labels, tainting (few handles total)</text:p>
              </text:list-item>
            </text:list>
            <text:list text:style-name="L2">
              <text:list-item>
                <text:p text:style-name="P2">Need to extend fixed-size data structures</text:p>
              </text:list-item>
            </text:list>
            <text:list text:style-name="L2">
              <text:list-item>
                <text:p text:style-name="P2">How to evaluate securit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7cm" svg:height="4.19cm" svg:x="2.794cm" svg:y="4.327cm" draw:page-number="2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Nickolai Zeldovich</meta:initial-creator>
    <meta:creation-date>2006-01-11T21:45:29</meta:creation-date>
    <dc:creator>Nickolai Zeldovich</dc:creator>
    <dc:date>2006-01-12T00:33:21</dc:date>
    <dc:language>en-US</dc:language>
    <meta:editing-cycles>5</meta:editing-cycles>
    <meta:editing-duration>PT2H1M46S</meta:editing-duration>
    <meta:user-defined meta:name="Info 1"/>
    <meta:user-defined meta:name="Info 2"/>
    <meta:user-defined meta:name="Info 3"/>
    <meta:user-defined meta:name="Info 4"/>
    <meta:document-statistic meta:object-count="119"/>
  </office:meta>
</office:document-meta>
</file>